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662" officeooo:paragraph-rsid="001fe662"/>
    </style:style>
    <style:style style:name="P2" style:family="paragraph" style:parent-style-name="Standard">
      <style:text-properties officeooo:rsid="00227b16" officeooo:paragraph-rsid="00227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/>
      <text:p text:style-name="P1">ctrl + alt + t to open terminal</text:p>
      <text:p text:style-name="P1">ls <text:s/>list all the files</text:p>
      <text:p text:style-name="P1">ls -l list files with information (permission, username, size, date-time, file name)</text:p>
      <text:p text:style-name="P2">history display the history of executed command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21:34:18.925894305</meta:creation-date>
    <dc:date>2022-03-07T21:40:32.140074720</dc:date>
    <meta:editing-duration>PT6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3" meta:character-count="193" meta:non-whitespace-character-count="164"/>
  </office:meta>
</office:document-meta>
</file>